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ZMSCJ-2-1_1toS_S1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requency [Hz]</text:p>
          </table:table-cell>
          <table:table-cell office:value-type="string" calcext:value-type="string">
            <text:p>S12 [dB]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3.69808045132489" calcext:value-type="float">
            <text:p>-3.698080451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3382664935696" calcext:value-type="float">
            <text:p>-3.33826649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6450214607743" calcext:value-type="float">
            <text:p>-3.645021460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67700819324894" calcext:value-type="float">
            <text:p>-3.677008193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3.8458936241443" calcext:value-type="float">
            <text:p>-3.8458936241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3.51715804743896" calcext:value-type="float">
            <text:p>-3.517158047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3.43323740308158" calcext:value-type="float">
            <text:p>-3.4332374031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15768501654739" calcext:value-type="float">
            <text:p>-3.157685016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3.79592808157317" calcext:value-type="float">
            <text:p>-3.7959280816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3.84070605945149" calcext:value-type="float">
            <text:p>-3.840706059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3.92422211674409" calcext:value-type="float">
            <text:p>-3.924222116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3.596230063616" calcext:value-type="float">
            <text:p>-3.5962300636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3.7984823230397" calcext:value-type="float">
            <text:p>-3.798482323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3.58404196217985" calcext:value-type="float">
            <text:p>-3.584041962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3.99140259713949" calcext:value-type="float">
            <text:p>-3.991402597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3.07092483221014" calcext:value-type="float">
            <text:p>-3.070924832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3.86427244888436" calcext:value-type="float">
            <text:p>-3.8642724489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3.42233223034501" calcext:value-type="float">
            <text:p>-3.4223322303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3.33524690014293" calcext:value-type="float">
            <text:p>-3.3352469001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3.21670615136501" calcext:value-type="float">
            <text:p>-3.2167061514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3.56505347437593" calcext:value-type="float">
            <text:p>-3.565053474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3.68038805072572" calcext:value-type="float">
            <text:p>-3.680388050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4.05963609674059" calcext:value-type="float">
            <text:p>-4.0596360967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3.4832690500195" calcext:value-type="float">
            <text:p>-3.48326905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3.88552398501258" calcext:value-type="float">
            <text:p>-3.885523985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3.71600974553256" calcext:value-type="float">
            <text:p>-3.716009745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3.40880129113125" calcext:value-type="float">
            <text:p>-3.4088012911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3.70024727126389" calcext:value-type="float">
            <text:p>-3.700247271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3.45770473618346" calcext:value-type="float">
            <text:p>-3.457704736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3.37157211488972" calcext:value-type="float">
            <text:p>-3.371572114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3.49605494207735" calcext:value-type="float">
            <text:p>-3.496054942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3.50912051141854" calcext:value-type="float">
            <text:p>-3.5091205114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3.50657137638478" calcext:value-type="float">
            <text:p>-3.5065713764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3.67365285569226" calcext:value-type="float">
            <text:p>-3.6736528557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3.55087755571988" calcext:value-type="float">
            <text:p>-3.5508775557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3.75555035576572" calcext:value-type="float">
            <text:p>-3.7555503558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3.62451316885174" calcext:value-type="float">
            <text:p>-3.6245131689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3.70289426348454" calcext:value-type="float">
            <text:p>-3.702894263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3.52471819998003" calcext:value-type="float">
            <text:p>-3.5247182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3.65044751542745" calcext:value-type="float">
            <text:p>-3.6504475154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3.38900671103273" calcext:value-type="float">
            <text:p>-3.389006711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3.60268052379336" calcext:value-type="float">
            <text:p>-3.602680523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3.57837196674201" calcext:value-type="float">
            <text:p>-3.5783719667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3.33595176846625" calcext:value-type="float">
            <text:p>-3.335951768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3.44713253863102" calcext:value-type="float">
            <text:p>-3.4471325386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3.52980327278699" calcext:value-type="float">
            <text:p>-3.529803272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3.70968541918979" calcext:value-type="float">
            <text:p>-3.709685419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3.82059351046895" calcext:value-type="float">
            <text:p>-3.820593510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3.60493683170054" calcext:value-type="float">
            <text:p>-3.6049368317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.59861025491782" calcext:value-type="float">
            <text:p>-3.598610254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3.41835256040175" calcext:value-type="float">
            <text:p>-3.4183525604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4.02834630245542" calcext:value-type="float">
            <text:p>-4.0283463025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.77804748231938" calcext:value-type="float">
            <text:p>-3.778047482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.5520968119246" calcext:value-type="float">
            <text:p>-3.5520968119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3.21260492681853" calcext:value-type="float">
            <text:p>-3.212604926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3.67776982159327" calcext:value-type="float">
            <text:p>-3.6777698216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3.80413791606198" calcext:value-type="float">
            <text:p>-3.8041379161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3.41030354061091" calcext:value-type="float">
            <text:p>-3.410303540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3.79592293159564" calcext:value-type="float">
            <text:p>-3.7959229316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.13429490537994" calcext:value-type="float">
            <text:p>-4.134294905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3.7236380835814" calcext:value-type="float">
            <text:p>-3.723638083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3.62547980669162" calcext:value-type="float">
            <text:p>-3.625479806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3.32427122182737" calcext:value-type="float">
            <text:p>-3.324271221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3.2525698026835" calcext:value-type="float">
            <text:p>-3.252569802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3.39276124024758" calcext:value-type="float">
            <text:p>-3.3927612402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3.52550176847633" calcext:value-type="float">
            <text:p>-3.5255017685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3.29819545369621" calcext:value-type="float">
            <text:p>-3.2981954537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3.86467824569406" calcext:value-type="float">
            <text:p>-3.8646782457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3.56738358332566" calcext:value-type="float">
            <text:p>-3.5673835833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3.7037031969156" calcext:value-type="float">
            <text:p>-3.703703196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3.7383029853496" calcext:value-type="float">
            <text:p>-3.7383029853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3.45845233286172" calcext:value-type="float">
            <text:p>-3.458452332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3.77149089230967" calcext:value-type="float">
            <text:p>-3.771490892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3.13214646441907" calcext:value-type="float">
            <text:p>-3.1321464644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3.67711673482073" calcext:value-type="float">
            <text:p>-3.6771167348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3.44001338529064" calcext:value-type="float">
            <text:p>-3.4400133853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3.47508234923902" calcext:value-type="float">
            <text:p>-3.4750823492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3.74008019343909" calcext:value-type="float">
            <text:p>-3.7400801934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3.32729567069376" calcext:value-type="float">
            <text:p>-3.327295670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3.35266276116983" calcext:value-type="float">
            <text:p>-3.3526627612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3.63550266004163" calcext:value-type="float">
            <text:p>-3.63550266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3.23729888270945" calcext:value-type="float">
            <text:p>-3.2372988827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3.62001611911126" calcext:value-type="float">
            <text:p>-3.6200161191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3.83959216253661" calcext:value-type="float">
            <text:p>-3.8395921625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3.52317006176542" calcext:value-type="float">
            <text:p>-3.5231700618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3.7166887497067" calcext:value-type="float">
            <text:p>-3.716688749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3.46659594856393" calcext:value-type="float">
            <text:p>-3.4665959486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3.4587893941926" calcext:value-type="float">
            <text:p>-3.4587893942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3.44591371240215" calcext:value-type="float">
            <text:p>-3.4459137124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3.82667804661452" calcext:value-type="float">
            <text:p>-3.826678046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3.55251035957555" calcext:value-type="float">
            <text:p>-3.5525103596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3.58781433658212" calcext:value-type="float">
            <text:p>-3.587814336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3.39183746178403" calcext:value-type="float">
            <text:p>-3.391837461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3.57648021042972" calcext:value-type="float">
            <text:p>-3.576480210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3.92575007807022" calcext:value-type="float">
            <text:p>-3.9257500781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3.6619852079544" calcext:value-type="float">
            <text:p>-3.661985208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3.90984636933775" calcext:value-type="float">
            <text:p>-3.909846369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3.3975029023778" calcext:value-type="float">
            <text:p>-3.3975029024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3.85966411082692" calcext:value-type="float">
            <text:p>-3.8596641108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3.8346243540289" calcext:value-type="float">
            <text:p>-3.834624354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3.72469585277221" calcext:value-type="float">
            <text:p>-3.7246958528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3.37968100627807" calcext:value-type="float">
            <text:p>-3.3796810063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3.67580978995121" calcext:value-type="float">
            <text:p>-3.67580979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3.62095942322964" calcext:value-type="float">
            <text:p>-3.6209594232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3.73312561569814" calcext:value-type="float">
            <text:p>-3.7331256157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3.62191563356413" calcext:value-type="float">
            <text:p>-3.6219156336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3.42363910073764" calcext:value-type="float">
            <text:p>-3.423639100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3.56318414657864" calcext:value-type="float">
            <text:p>-3.5631841466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3.71419206108455" calcext:value-type="float">
            <text:p>-3.714192061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3.50984526487793" calcext:value-type="float">
            <text:p>-3.5098452649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3.41087312407866" calcext:value-type="float">
            <text:p>-3.4108731241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3.47881855007953" calcext:value-type="float">
            <text:p>-3.478818550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3.61483358011495" calcext:value-type="float">
            <text:p>-3.6148335801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3.52960079999695" calcext:value-type="float">
            <text:p>-3.5296008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3.3355969807657" calcext:value-type="float">
            <text:p>-3.3355969808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3.66019835365728" calcext:value-type="float">
            <text:p>-3.6601983537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3.83485577255328" calcext:value-type="float">
            <text:p>-3.8348557726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3.71265236624761" calcext:value-type="float">
            <text:p>-3.712652366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3.5288385546696" calcext:value-type="float">
            <text:p>-3.5288385547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3.71813333915691" calcext:value-type="float">
            <text:p>-3.7181333392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3.40077881913079" calcext:value-type="float">
            <text:p>-3.4007788191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3.5894889831109" calcext:value-type="float">
            <text:p>-3.5894889831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3.49437816235091" calcext:value-type="float">
            <text:p>-3.494378162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3.99036824461055" calcext:value-type="float">
            <text:p>-3.9903682446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3.75477982329247" calcext:value-type="float">
            <text:p>-3.754779823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3.93535870597722" calcext:value-type="float">
            <text:p>-3.935358706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3.98922568035948" calcext:value-type="float">
            <text:p>-3.9892256804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3.64463012329009" calcext:value-type="float">
            <text:p>-3.6446301233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3.35366571818262" calcext:value-type="float">
            <text:p>-3.353665718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3.79631655164869" calcext:value-type="float">
            <text:p>-3.7963165516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3.22606546851964" calcext:value-type="float">
            <text:p>-3.2260654685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3.52777983587154" calcext:value-type="float">
            <text:p>-3.5277798359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3.4633597320118" calcext:value-type="float">
            <text:p>-3.463359732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3.30148801237859" calcext:value-type="float">
            <text:p>-3.301488012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3.73800556720457" calcext:value-type="float">
            <text:p>-3.7380055672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3.49705607859049" calcext:value-type="float">
            <text:p>-3.4970560786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3.64376023463677" calcext:value-type="float">
            <text:p>-3.643760234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3.63431612698457" calcext:value-type="float">
            <text:p>-3.634316127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3.5785373847932" calcext:value-type="float">
            <text:p>-3.5785373848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3.88019945583966" calcext:value-type="float">
            <text:p>-3.8801994558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3.50242056191555" calcext:value-type="float">
            <text:p>-3.5024205619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3.43311331839612" calcext:value-type="float">
            <text:p>-3.4331133184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3.24315399322585" calcext:value-type="float">
            <text:p>-3.2431539932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3.83595369954854" calcext:value-type="float">
            <text:p>-3.835953699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3.48984743759224" calcext:value-type="float">
            <text:p>-3.4898474376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3.75689457240642" calcext:value-type="float">
            <text:p>-3.756894572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3.28539139735347" calcext:value-type="float">
            <text:p>-3.2853913974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3.5753922507091" calcext:value-type="float">
            <text:p>-3.5753922507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.59433288313224" calcext:value-type="float">
            <text:p>-3.594332883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3.84916000918053" calcext:value-type="float">
            <text:p>-3.849160009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3.37858490631625" calcext:value-type="float">
            <text:p>-3.3785849063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3.39757810733942" calcext:value-type="float">
            <text:p>-3.3975781073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3.52024129582129" calcext:value-type="float">
            <text:p>-3.520241295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3.63445367347163" calcext:value-type="float">
            <text:p>-3.6344536735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3.34210458033048" calcext:value-type="float">
            <text:p>-3.342104580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3.86592007813403" calcext:value-type="float">
            <text:p>-3.865920078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3.34538933959276" calcext:value-type="float">
            <text:p>-3.3453893396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3.64569662378841" calcext:value-type="float">
            <text:p>-3.645696623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3.92016825932648" calcext:value-type="float">
            <text:p>-3.9201682593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3.52272875378462" calcext:value-type="float">
            <text:p>-3.5227287538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3.42265951925455" calcext:value-type="float">
            <text:p>-3.4226595193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3.78634747025528" calcext:value-type="float">
            <text:p>-3.7863474703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3.66442826008137" calcext:value-type="float">
            <text:p>-3.6644282601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3.52846601338731" calcext:value-type="float">
            <text:p>-3.5284660134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3.39308666453088" calcext:value-type="float">
            <text:p>-3.3930866645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3.73476194510027" calcext:value-type="float">
            <text:p>-3.7347619451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3.78550385262416" calcext:value-type="float">
            <text:p>-3.7855038526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3.5937395734695" calcext:value-type="float">
            <text:p>-3.5937395735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3.36271166068292" calcext:value-type="float">
            <text:p>-3.3627116607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3.74896979062555" calcext:value-type="float">
            <text:p>-3.7489697906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3.35728530561527" calcext:value-type="float">
            <text:p>-3.3572853056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3.54954745863416" calcext:value-type="float">
            <text:p>-3.5495474586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3.33046238589877" calcext:value-type="float">
            <text:p>-3.3304623859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3.3572894926256" calcext:value-type="float">
            <text:p>-3.357289492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3.53091777245464" calcext:value-type="float">
            <text:p>-3.530917772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3.5537849927019" calcext:value-type="float">
            <text:p>-3.5537849927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3.9529997383074" calcext:value-type="float">
            <text:p>-3.9529997383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3.59149943777072" calcext:value-type="float">
            <text:p>-3.591499437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3.60773102482395" calcext:value-type="float">
            <text:p>-3.6077310248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3.67942368008996" calcext:value-type="float">
            <text:p>-3.6794236801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3.6319258870961" calcext:value-type="float">
            <text:p>-3.6319258871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3.50431195922733" calcext:value-type="float">
            <text:p>-3.504311959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3.46948655215176" calcext:value-type="float">
            <text:p>-3.469486552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3.64544150116356" calcext:value-type="float">
            <text:p>-3.645441501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3.31050683700825" calcext:value-type="float">
            <text:p>-3.310506837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3.41499523312305" calcext:value-type="float">
            <text:p>-3.4149952331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3.64306438141433" calcext:value-type="float">
            <text:p>-3.6430643814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3.72428956017852" calcext:value-type="float">
            <text:p>-3.7242895602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3.68567440158934" calcext:value-type="float">
            <text:p>-3.6856744016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3.65179085380163" calcext:value-type="float">
            <text:p>-3.651790853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3.67944580178791" calcext:value-type="float">
            <text:p>-3.679445801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3.53781274303748" calcext:value-type="float">
            <text:p>-3.53781274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3.91322907775904" calcext:value-type="float">
            <text:p>-3.913229077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3.37388362779006" calcext:value-type="float">
            <text:p>-3.373883627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3.59820855460134" calcext:value-type="float">
            <text:p>-3.598208554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3.58659698524833" calcext:value-type="float">
            <text:p>-3.586596985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3.72385463100819" calcext:value-type="float">
            <text:p>-3.723854631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3.71097867943639" calcext:value-type="float">
            <text:p>-3.7109786794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4.0333982446874" calcext:value-type="float">
            <text:p>-4.0333982447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3.75049651235311" calcext:value-type="float">
            <text:p>-3.7504965124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3.70143492463597" calcext:value-type="float">
            <text:p>-3.7014349246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3.6028719876775" calcext:value-type="float">
            <text:p>-3.6028719877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3.64975411875565" calcext:value-type="float">
            <text:p>-3.6497541188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4.01951932650328" calcext:value-type="float">
            <text:p>-4.019519326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3.36784999438137" calcext:value-type="float">
            <text:p>-3.3678499944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3.21289445963306" calcext:value-type="float">
            <text:p>-3.2128944596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3.5090974600607" calcext:value-type="float">
            <text:p>-3.5090974601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3.48918491143723" calcext:value-type="float">
            <text:p>-3.4891849114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3.72175532981245" calcext:value-type="float">
            <text:p>-3.7217553298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3.74006944091256" calcext:value-type="float">
            <text:p>-3.7400694409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3.57244392443994" calcext:value-type="float">
            <text:p>-3.5724439244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3.2794709772342" calcext:value-type="float">
            <text:p>-3.2794709772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3.69161327858323" calcext:value-type="float">
            <text:p>-3.691613278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3.97637269852422" calcext:value-type="float">
            <text:p>-3.9763726985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3.81441882497912" calcext:value-type="float">
            <text:p>-3.814418825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3.57450486571315" calcext:value-type="float">
            <text:p>-3.5745048657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3.514412498601" calcext:value-type="float">
            <text:p>-3.5144124986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3.64831102028292" calcext:value-type="float">
            <text:p>-3.648311020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3.55097040537564" calcext:value-type="float">
            <text:p>-3.5509704054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3.53876389690164" calcext:value-type="float">
            <text:p>-3.538763896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3.90631850015192" calcext:value-type="float">
            <text:p>-3.9063185002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3.4476120368648" calcext:value-type="float">
            <text:p>-3.4476120369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3.74379505491474" calcext:value-type="float">
            <text:p>-3.7437950549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3.6312629101229" calcext:value-type="float">
            <text:p>-3.631262910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3.34697249235852" calcext:value-type="float">
            <text:p>-3.3469724924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3.72316709919336" calcext:value-type="float">
            <text:p>-3.7231670992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3.74743803105649" calcext:value-type="float">
            <text:p>-3.7474380311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3.5376748202162" calcext:value-type="float">
            <text:p>-3.5376748202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3.43256996390019" calcext:value-type="float">
            <text:p>-3.432569963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97395189833392" calcext:value-type="float">
            <text:p>-3.973951898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.03076409680661" calcext:value-type="float">
            <text:p>-4.0307640968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3.26324471087988" calcext:value-type="float">
            <text:p>-3.2632447109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20570110176025" calcext:value-type="float">
            <text:p>-3.2057011018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3.83474570638016" calcext:value-type="float">
            <text:p>-3.8347457064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3.68159957685175" calcext:value-type="float">
            <text:p>-3.6815995769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3.94307975777324" calcext:value-type="float">
            <text:p>-3.9430797578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3.50655900697526" calcext:value-type="float">
            <text:p>-3.506559007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3.90198857900653" calcext:value-type="float">
            <text:p>-3.901988579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3.72067936736892" calcext:value-type="float">
            <text:p>-3.7206793674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3.65057638400816" calcext:value-type="float">
            <text:p>-3.650576384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39576310823772" calcext:value-type="float">
            <text:p>-3.3957631082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4.01831444666832" calcext:value-type="float">
            <text:p>-4.0183144467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3.45010114046572" calcext:value-type="float">
            <text:p>-3.4501011405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55983739167248" calcext:value-type="float">
            <text:p>-3.559837391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4.07039545360296" calcext:value-type="float">
            <text:p>-4.0703954536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86583512392126" calcext:value-type="float">
            <text:p>-3.8658351239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3.88535785753862" calcext:value-type="float">
            <text:p>-3.8853578575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3.48760498548139" calcext:value-type="float">
            <text:p>-3.4876049855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24031426229224" calcext:value-type="float">
            <text:p>-3.2403142623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3.3864117332824" calcext:value-type="float">
            <text:p>-3.3864117333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3.77734193793974" calcext:value-type="float">
            <text:p>-3.777341937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85310678796977" calcext:value-type="float">
            <text:p>-3.853106788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70820875780876" calcext:value-type="float">
            <text:p>-3.7082087578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3.55758724740003" calcext:value-type="float">
            <text:p>-3.5575872474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21005029096474" calcext:value-type="float">
            <text:p>-3.21005029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84250158355681" calcext:value-type="float">
            <text:p>-3.8425015836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3.75876403396475" calcext:value-type="float">
            <text:p>-3.758764034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3.58838987453277" calcext:value-type="float">
            <text:p>-3.5883898745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75696799965869" calcext:value-type="float">
            <text:p>-3.756967999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3.61262722117064" calcext:value-type="float">
            <text:p>-3.6126272212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3.72168554226236" calcext:value-type="float">
            <text:p>-3.7216855423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66069284336084" calcext:value-type="float">
            <text:p>-3.660692843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3.71933442830728" calcext:value-type="float">
            <text:p>-3.7193344283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27830941627603" calcext:value-type="float">
            <text:p>-3.2783094163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3.67220205056545" calcext:value-type="float">
            <text:p>-3.6722020506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.05448395873229" calcext:value-type="float">
            <text:p>-4.0544839587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.51715285010956" calcext:value-type="float">
            <text:p>-3.5171528501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.86430454149042" calcext:value-type="float">
            <text:p>-3.8643045415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45483306188355" calcext:value-type="float">
            <text:p>-3.454833061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.72929194134751" calcext:value-type="float">
            <text:p>-3.7292919413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.39238230206472" calcext:value-type="float">
            <text:p>-3.3923823021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.66991634933908" calcext:value-type="float">
            <text:p>-3.6699163493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.85297174048285" calcext:value-type="float">
            <text:p>-3.8529717405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.77091839676336" calcext:value-type="float">
            <text:p>-3.7709183968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.15257189685925" calcext:value-type="float">
            <text:p>-3.1525718969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3.63463712471417" calcext:value-type="float">
            <text:p>-3.6346371247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.97353588638675" calcext:value-type="float">
            <text:p>-3.9735358864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.0763354517626" calcext:value-type="float">
            <text:p>-3.076335451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3.74368487122723" calcext:value-type="float">
            <text:p>-3.7436848712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3.82615512717343" calcext:value-type="float">
            <text:p>-3.8261551272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3.38116571633693" calcext:value-type="float">
            <text:p>-3.3811657163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3.77223077180903" calcext:value-type="float">
            <text:p>-3.7722307718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3.67653337101128" calcext:value-type="float">
            <text:p>-3.67653337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.06747731595361" calcext:value-type="float">
            <text:p>-4.067477316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4.16057988533518" calcext:value-type="float">
            <text:p>-4.160579885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.03729401520476" calcext:value-type="float">
            <text:p>-4.037294015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3.83436043686591" calcext:value-type="float">
            <text:p>-3.8343604369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3.48149710435358" calcext:value-type="float">
            <text:p>-3.4814971044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3.61441372772403" calcext:value-type="float">
            <text:p>-3.6144137277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3.22306119201664" calcext:value-type="float">
            <text:p>-3.22306119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3.93945564345814" calcext:value-type="float">
            <text:p>-3.9394556435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3.84091500912704" calcext:value-type="float">
            <text:p>-3.8409150091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3.58192101177658" calcext:value-type="float">
            <text:p>-3.5819210118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3.2211092048143" calcext:value-type="float">
            <text:p>-3.2211092048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3.5671704764325" calcext:value-type="float">
            <text:p>-3.5671704764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3.73410297663063" calcext:value-type="float">
            <text:p>-3.7341029766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3.4805480839408" calcext:value-type="float">
            <text:p>-3.4805480839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3.37052657064466" calcext:value-type="float">
            <text:p>-3.3705265706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3.37964113972074" calcext:value-type="float">
            <text:p>-3.379641139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3.31979171790915" calcext:value-type="float">
            <text:p>-3.319791717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4.03352959498814" calcext:value-type="float">
            <text:p>-4.033529595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3.36774295489542" calcext:value-type="float">
            <text:p>-3.3677429549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3.79168767475502" calcext:value-type="float">
            <text:p>-3.791687674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3.97628915376941" calcext:value-type="float">
            <text:p>-3.9762891538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3.47123491311213" calcext:value-type="float">
            <text:p>-3.471234913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3.43844096294527" calcext:value-type="float">
            <text:p>-3.438440962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3.71449945780086" calcext:value-type="float">
            <text:p>-3.714499457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3.63156278981407" calcext:value-type="float">
            <text:p>-3.6315627898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3.86086834397798" calcext:value-type="float">
            <text:p>-3.860868344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3.59175456751204" calcext:value-type="float">
            <text:p>-3.591754567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3.87882563356339" calcext:value-type="float">
            <text:p>-3.878825633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3.93941643968871" calcext:value-type="float">
            <text:p>-3.9394164397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3.57468402122455" calcext:value-type="float">
            <text:p>-3.574684021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3.47383464942342" calcext:value-type="float">
            <text:p>-3.4738346494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3.83043711378266" calcext:value-type="float">
            <text:p>-3.830437113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3.54633070163363" calcext:value-type="float">
            <text:p>-3.546330701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3.87665471854782" calcext:value-type="float">
            <text:p>-3.876654718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3.63220709872192" calcext:value-type="float">
            <text:p>-3.6322070987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3.83658118694106" calcext:value-type="float">
            <text:p>-3.8365811869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3.81402220704095" calcext:value-type="float">
            <text:p>-3.814022207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3.84262709068174" calcext:value-type="float">
            <text:p>-3.8426270907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3.53141569968269" calcext:value-type="float">
            <text:p>-3.5314156997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3.57216862129988" calcext:value-type="float">
            <text:p>-3.5721686213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3.50697681079978" calcext:value-type="float">
            <text:p>-3.5069768108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4.09497441531024" calcext:value-type="float">
            <text:p>-4.0949744153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3.31057524928448" calcext:value-type="float">
            <text:p>-3.3105752493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3.82666988688394" calcext:value-type="float">
            <text:p>-3.8266698869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3.47286889865745" calcext:value-type="float">
            <text:p>-3.472868898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3.27571483313813" calcext:value-type="float">
            <text:p>-3.2757148331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3.45033048470941" calcext:value-type="float">
            <text:p>-3.4503304847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3.84820906563867" calcext:value-type="float">
            <text:p>-3.848209065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3.7187895335972" calcext:value-type="float">
            <text:p>-3.7187895336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3.99352420976209" calcext:value-type="float">
            <text:p>-3.9935242098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3.19992917898368" calcext:value-type="float">
            <text:p>-3.199929179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3.80858472358365" calcext:value-type="float">
            <text:p>-3.808584723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3.52918954347905" calcext:value-type="float">
            <text:p>-3.529189543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3.47345432400641" calcext:value-type="float">
            <text:p>-3.473454324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3.65735790406309" calcext:value-type="float">
            <text:p>-3.657357904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3.83817538355713" calcext:value-type="float">
            <text:p>-3.8381753836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3.8569243224855" calcext:value-type="float">
            <text:p>-3.856924322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3.78394183994968" calcext:value-type="float">
            <text:p>-3.7839418399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3.43829956074881" calcext:value-type="float">
            <text:p>-3.4382995607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3.71999077906764" calcext:value-type="float">
            <text:p>-3.719990779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3.85502969985575" calcext:value-type="float">
            <text:p>-3.855029699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3.69236558745833" calcext:value-type="float">
            <text:p>-3.692365587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3.58737952934802" calcext:value-type="float">
            <text:p>-3.5873795293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3.75010619058525" calcext:value-type="float">
            <text:p>-3.7501061906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3.41407830864377" calcext:value-type="float">
            <text:p>-3.4140783086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3.71834769978559" calcext:value-type="float">
            <text:p>-3.7183476998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3.96187796200985" calcext:value-type="float">
            <text:p>-3.96187796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3.47652912111822" calcext:value-type="float">
            <text:p>-3.476529121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3.51710390493572" calcext:value-type="float">
            <text:p>-3.517103904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3.52715653886135" calcext:value-type="float">
            <text:p>-3.5271565389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3.43695389833182" calcext:value-type="float">
            <text:p>-3.4369538983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3.40307167955421" calcext:value-type="float">
            <text:p>-3.4030716796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3.79584835887806" calcext:value-type="float">
            <text:p>-3.795848358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4.0814454779347" calcext:value-type="float">
            <text:p>-4.0814454779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3.47205038000231" calcext:value-type="float">
            <text:p>-3.47205038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3.67186800876338" calcext:value-type="float">
            <text:p>-3.6718680088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3.7292629793612" calcext:value-type="float">
            <text:p>-3.7292629794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4.17857182269637" calcext:value-type="float">
            <text:p>-4.1785718227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3.58899826340633" calcext:value-type="float">
            <text:p>-3.588998263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3.67420482178278" calcext:value-type="float">
            <text:p>-3.674204821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3.88298178380199" calcext:value-type="float">
            <text:p>-3.8829817838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3.5972352914966" calcext:value-type="float">
            <text:p>-3.5972352915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3.38049477902597" calcext:value-type="float">
            <text:p>-3.38049477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3.66484070033123" calcext:value-type="float">
            <text:p>-3.664840700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3.68659176730316" calcext:value-type="float">
            <text:p>-3.686591767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3.61937580014678" calcext:value-type="float">
            <text:p>-3.6193758001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3.76988047776221" calcext:value-type="float">
            <text:p>-3.769880477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3.61298894942122" calcext:value-type="float">
            <text:p>-3.6129889494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3.83647953884652" calcext:value-type="float">
            <text:p>-3.8364795388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3.50169133777953" calcext:value-type="float">
            <text:p>-3.5016913378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4.01396429560076" calcext:value-type="float">
            <text:p>-4.0139642956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3.88617870107772" calcext:value-type="float">
            <text:p>-3.886178701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3.54893624426434" calcext:value-type="float">
            <text:p>-3.548936244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3.80193022896065" calcext:value-type="float">
            <text:p>-3.80193022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3.61094596481905" calcext:value-type="float">
            <text:p>-3.6109459648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3.72805699167897" calcext:value-type="float">
            <text:p>-3.7280569917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4.04279662692561" calcext:value-type="float">
            <text:p>-4.0427966269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3.5889957136556" calcext:value-type="float">
            <text:p>-3.5889957137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3.6314948713896" calcext:value-type="float">
            <text:p>-3.6314948714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3.56282447114799" calcext:value-type="float">
            <text:p>-3.5628244711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3.81326487073985" calcext:value-type="float">
            <text:p>-3.8132648707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3.36141581490846" calcext:value-type="float">
            <text:p>-3.3614158149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3.70444976913097" calcext:value-type="float">
            <text:p>-3.704449769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3.621229362112" calcext:value-type="float">
            <text:p>-3.6212293621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3.81935269748466" calcext:value-type="float">
            <text:p>-3.8193526975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3.85933258511364" calcext:value-type="float">
            <text:p>-3.8593325851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3.95446381120751" calcext:value-type="float">
            <text:p>-3.954463811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3.88793317211451" calcext:value-type="float">
            <text:p>-3.887933172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3.60360102303998" calcext:value-type="float">
            <text:p>-3.603601023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3.74217055142513" calcext:value-type="float">
            <text:p>-3.7421705514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3.73423543024423" calcext:value-type="float">
            <text:p>-3.7342354302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3.74686023377275" calcext:value-type="float">
            <text:p>-3.7468602338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3.69687584563857" calcext:value-type="float">
            <text:p>-3.696875845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3.55635984626605" calcext:value-type="float">
            <text:p>-3.556359846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3.8740735319191" calcext:value-type="float">
            <text:p>-3.874073531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3.65955646201808" calcext:value-type="float">
            <text:p>-3.659556462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3.59642887182459" calcext:value-type="float">
            <text:p>-3.596428871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3.6588224731103" calcext:value-type="float">
            <text:p>-3.6588224731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3.40967842936625" calcext:value-type="float">
            <text:p>-3.4096784294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3.37482637087529" calcext:value-type="float">
            <text:p>-3.374826370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3.72745394243622" calcext:value-type="float">
            <text:p>-3.7274539424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3.8237622080385" calcext:value-type="float">
            <text:p>-3.823762208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3.73375468222723" calcext:value-type="float">
            <text:p>-3.7337546822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3.61353934325122" calcext:value-type="float">
            <text:p>-3.6135393433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3.67323764658157" calcext:value-type="float">
            <text:p>-3.6732376466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3.49929579129652" calcext:value-type="float">
            <text:p>-3.4992957913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3.70381235934429" calcext:value-type="float">
            <text:p>-3.7038123593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3.54296186666096" calcext:value-type="float">
            <text:p>-3.5429618667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3.85437102644006" calcext:value-type="float">
            <text:p>-3.8543710264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3.80939771285681" calcext:value-type="float">
            <text:p>-3.8093977129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3.74657662784079" calcext:value-type="float">
            <text:p>-3.7465766278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3.5578027428853" calcext:value-type="float">
            <text:p>-3.5578027429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3.68342423076573" calcext:value-type="float">
            <text:p>-3.6834242308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3.42616426498139" calcext:value-type="float">
            <text:p>-3.426164265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3.89351530232479" calcext:value-type="float">
            <text:p>-3.893515302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3.95843834615797" calcext:value-type="float">
            <text:p>-3.9584383462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4.08766314701512" calcext:value-type="float">
            <text:p>-4.08766314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3.77157860714747" calcext:value-type="float">
            <text:p>-3.771578607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3.92081152196755" calcext:value-type="float">
            <text:p>-3.920811522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3.91819948791017" calcext:value-type="float">
            <text:p>-3.9181994879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3.93382066290716" calcext:value-type="float">
            <text:p>-3.9338206629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3.99150333112329" calcext:value-type="float">
            <text:p>-3.9915033311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3.74084592073167" calcext:value-type="float">
            <text:p>-3.740845920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3.79672674511554" calcext:value-type="float">
            <text:p>-3.7967267451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3.59663054155509" calcext:value-type="float">
            <text:p>-3.5966305416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4.12125316796014" calcext:value-type="float">
            <text:p>-4.121253168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3.54324977250963" calcext:value-type="float">
            <text:p>-3.5432497725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3.85589000813643" calcext:value-type="float">
            <text:p>-3.8558900081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3.49183121289864" calcext:value-type="float">
            <text:p>-3.4918312129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3.93668914062842" calcext:value-type="float">
            <text:p>-3.936689140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3.70792553716491" calcext:value-type="float">
            <text:p>-3.707925537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3.90827340815587" calcext:value-type="float">
            <text:p>-3.9082734082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3.61870079472495" calcext:value-type="float">
            <text:p>-3.6187007947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3.87186250939067" calcext:value-type="float">
            <text:p>-3.8718625094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3.67845458584614" calcext:value-type="float">
            <text:p>-3.6784545858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3.59917357654765" calcext:value-type="float">
            <text:p>-3.599173576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3.98890777537525" calcext:value-type="float">
            <text:p>-3.9889077754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3.90291639184829" calcext:value-type="float">
            <text:p>-3.902916391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3.50690057890549" calcext:value-type="float">
            <text:p>-3.5069005789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3.61277134049864" calcext:value-type="float">
            <text:p>-3.6127713405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3.71653593060926" calcext:value-type="float">
            <text:p>-3.7165359306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3.59569238840629" calcext:value-type="float">
            <text:p>-3.5956923884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3.87608248551305" calcext:value-type="float">
            <text:p>-3.8760824855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3.59668688301941" calcext:value-type="float">
            <text:p>-3.596686883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3.87604418056219" calcext:value-type="float">
            <text:p>-3.8760441806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3.77481744534525" calcext:value-type="float">
            <text:p>-3.7748174453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3.3636222170172" calcext:value-type="float">
            <text:p>-3.363622217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3.32749303057857" calcext:value-type="float">
            <text:p>-3.3274930306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3.80590964454423" calcext:value-type="float">
            <text:p>-3.8059096445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3.64316098169276" calcext:value-type="float">
            <text:p>-3.6431609817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3.9010692226766" calcext:value-type="float">
            <text:p>-3.901069222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3.91502637976065" calcext:value-type="float">
            <text:p>-3.915026379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3.59726260600723" calcext:value-type="float">
            <text:p>-3.59726260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3.90984960170057" calcext:value-type="float">
            <text:p>-3.9098496017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3.60710008823469" calcext:value-type="float">
            <text:p>-3.607100088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4.08013556329426" calcext:value-type="float">
            <text:p>-4.080135563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3.77050183248331" calcext:value-type="float">
            <text:p>-3.7705018325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3.64645863334777" calcext:value-type="float">
            <text:p>-3.646458633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3.87134238234131" calcext:value-type="float">
            <text:p>-3.8713423823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3.68516649259371" calcext:value-type="float">
            <text:p>-3.685166492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3.88522533859423" calcext:value-type="float">
            <text:p>-3.8852253386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4.12177328248861" calcext:value-type="float">
            <text:p>-4.1217732825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3.68727936911426" calcext:value-type="float">
            <text:p>-3.6872793691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3.60702950164826" calcext:value-type="float">
            <text:p>-3.6070295016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3.91261901409899" calcext:value-type="float">
            <text:p>-3.9126190141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3.65578416148883" calcext:value-type="float">
            <text:p>-3.6557841615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3.68251298664657" calcext:value-type="float">
            <text:p>-3.682512986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3.99416304703477" calcext:value-type="float">
            <text:p>-3.994163047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3.63569406483484" calcext:value-type="float">
            <text:p>-3.6356940648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3.6126659091185" calcext:value-type="float">
            <text:p>-3.612665909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3.72403626730831" calcext:value-type="float">
            <text:p>-3.7240362673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3.96403149238828" calcext:value-type="float">
            <text:p>-3.9640314924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3.88753411011853" calcext:value-type="float">
            <text:p>-3.887534110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3.80537887175822" calcext:value-type="float">
            <text:p>-3.8053788718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3.85226299621765" calcext:value-type="float">
            <text:p>-3.852262996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7633089474622" calcext:value-type="float">
            <text:p>-3.7633089475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4.00006005956794" calcext:value-type="float">
            <text:p>-4.0000600596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4.01700451767857" calcext:value-type="float">
            <text:p>-4.0170045177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3.61495489975303" calcext:value-type="float">
            <text:p>-3.6149548998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4.09546777719442" calcext:value-type="float">
            <text:p>-4.0954677772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84139547540666" calcext:value-type="float">
            <text:p>-3.841395475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50487017381301" calcext:value-type="float">
            <text:p>-3.5048701738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3.79875757315679" calcext:value-type="float">
            <text:p>-3.7987575732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86625876669745" calcext:value-type="float">
            <text:p>-3.8662587667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98192943151715" calcext:value-type="float">
            <text:p>-3.9819294315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62532036588088" calcext:value-type="float">
            <text:p>-3.625320365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4.05295784996817" calcext:value-type="float">
            <text:p>-4.05295785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61328006298103" calcext:value-type="float">
            <text:p>-3.613280063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3.53697355323353" calcext:value-type="float">
            <text:p>-3.5369735532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64012572340348" calcext:value-type="float">
            <text:p>-3.6401257234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73050544819775" calcext:value-type="float">
            <text:p>-3.730505448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94161808663646" calcext:value-type="float">
            <text:p>-3.9416180866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3.88625251468731" calcext:value-type="float">
            <text:p>-3.8862525147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3.5264617420516" calcext:value-type="float">
            <text:p>-3.526461742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3.61139888080385" calcext:value-type="float">
            <text:p>-3.6113988808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18388169476738" calcext:value-type="float">
            <text:p>-4.1838816948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3.64726341519303" calcext:value-type="float">
            <text:p>-3.6472634152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3.24948333015965" calcext:value-type="float">
            <text:p>-3.2494833302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3.61191805901777" calcext:value-type="float">
            <text:p>-3.611918059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3.62380977321749" calcext:value-type="float">
            <text:p>-3.6238097732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3.78995838894201" calcext:value-type="float">
            <text:p>-3.789958388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3.70464547925395" calcext:value-type="float">
            <text:p>-3.7046454793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3.73771360359098" calcext:value-type="float">
            <text:p>-3.7377136036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3.90049758719068" calcext:value-type="float">
            <text:p>-3.9004975872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3.84706397246162" calcext:value-type="float">
            <text:p>-3.8470639725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3.52915706125288" calcext:value-type="float">
            <text:p>-3.529157061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3.80759032031819" calcext:value-type="float">
            <text:p>-3.807590320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3.75644382882168" calcext:value-type="float">
            <text:p>-3.7564438288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3.70248082527012" calcext:value-type="float">
            <text:p>-3.7024808253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3.60842106093484" calcext:value-type="float">
            <text:p>-3.608421060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3.82057368017045" calcext:value-type="float">
            <text:p>-3.8205736802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3.70059323169076" calcext:value-type="float">
            <text:p>-3.7005932317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3.19175671358196" calcext:value-type="float">
            <text:p>-3.1917567136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3.67570896651421" calcext:value-type="float">
            <text:p>-3.675708966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3.5387606661281" calcext:value-type="float">
            <text:p>-3.5387606661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3.79124967874302" calcext:value-type="float">
            <text:p>-3.7912496787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3.89474240272101" calcext:value-type="float">
            <text:p>-3.894742402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4.02413647130032" calcext:value-type="float">
            <text:p>-4.024136471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4.03654776417912" calcext:value-type="float">
            <text:p>-4.0365477642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3.57676728812947" calcext:value-type="float">
            <text:p>-3.5767672881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3.4483139082299" calcext:value-type="float">
            <text:p>-3.4483139082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3.43668139172091" calcext:value-type="float">
            <text:p>-3.436681391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3.69200158577257" calcext:value-type="float">
            <text:p>-3.6920015858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3.59305913918441" calcext:value-type="float">
            <text:p>-3.5930591392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4.1252279336252" calcext:value-type="float">
            <text:p>-4.125227933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4.05209511583028" calcext:value-type="float">
            <text:p>-4.052095115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3.71299749835067" calcext:value-type="float">
            <text:p>-3.712997498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3.8499816363356" calcext:value-type="float">
            <text:p>-3.8499816363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3.81051933945584" calcext:value-type="float">
            <text:p>-3.8105193395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3.910948855134" calcext:value-type="float">
            <text:p>-3.9109488551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3.88962014921216" calcext:value-type="float">
            <text:p>-3.889620149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3.8444479574117" calcext:value-type="float">
            <text:p>-3.8444479574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3.44242493709936" calcext:value-type="float">
            <text:p>-3.4424249371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3.63149177133637" calcext:value-type="float">
            <text:p>-3.6314917713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3.95301273045269" calcext:value-type="float">
            <text:p>-3.953012730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3.8198416949249" calcext:value-type="float">
            <text:p>-3.819841694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3.73837650063176" calcext:value-type="float">
            <text:p>-3.7383765006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4.05156852504661" calcext:value-type="float">
            <text:p>-4.051568525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4.00616727409275" calcext:value-type="float">
            <text:p>-4.006167274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3.64806431071751" calcext:value-type="float">
            <text:p>-3.648064310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3.96569551922036" calcext:value-type="float">
            <text:p>-3.9656955192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3.97133200310845" calcext:value-type="float">
            <text:p>-3.9713320031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3.63117135577615" calcext:value-type="float">
            <text:p>-3.6311713558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3.69094190523778" calcext:value-type="float">
            <text:p>-3.6909419052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3.51699849855511" calcext:value-type="float">
            <text:p>-3.516998498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3.95953149112496" calcext:value-type="float">
            <text:p>-3.959531491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3.58738332050251" calcext:value-type="float">
            <text:p>-3.5873833205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3.64583704218425" calcext:value-type="float">
            <text:p>-3.6458370422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3.84558165537937" calcext:value-type="float">
            <text:p>-3.8455816554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3.49398798085172" calcext:value-type="float">
            <text:p>-3.493987980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3.96807958474777" calcext:value-type="float">
            <text:p>-3.9680795847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3.49652287919508" calcext:value-type="float">
            <text:p>-3.4965228792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3.80530729183071" calcext:value-type="float">
            <text:p>-3.8053072918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4.00339775130323" calcext:value-type="float">
            <text:p>-4.0033977513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3.87797022810117" calcext:value-type="float">
            <text:p>-3.877970228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3.94986753990118" calcext:value-type="float">
            <text:p>-3.9498675399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4.02923836348423" calcext:value-type="float">
            <text:p>-4.0292383635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3.72013133207096" calcext:value-type="float">
            <text:p>-3.7201313321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3.86636154933193" calcext:value-type="float">
            <text:p>-3.8663615493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3.51718199415199" calcext:value-type="float">
            <text:p>-3.5171819942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3.64073544684058" calcext:value-type="float">
            <text:p>-3.6407354468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3.67781785283491" calcext:value-type="float">
            <text:p>-3.6778178528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3.95423950372177" calcext:value-type="float">
            <text:p>-3.9542395037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3.83827000458747" calcext:value-type="float">
            <text:p>-3.838270004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3.7567494098489" calcext:value-type="float">
            <text:p>-3.7567494098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3.53811864398414" calcext:value-type="float">
            <text:p>-3.53811864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3.87296707923892" calcext:value-type="float">
            <text:p>-3.8729670792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4.00327431423498" calcext:value-type="float">
            <text:p>-4.003274314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3.70099790745429" calcext:value-type="float">
            <text:p>-3.7009979075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3.64729705314568" calcext:value-type="float">
            <text:p>-3.6472970531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4.00076843773973" calcext:value-type="float">
            <text:p>-4.000768437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3.56918459923797" calcext:value-type="float">
            <text:p>-3.569184599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3.998003570097" calcext:value-type="float">
            <text:p>-3.9980035701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3.78056227317414" calcext:value-type="float">
            <text:p>-3.780562273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3.86186530750674" calcext:value-type="float">
            <text:p>-3.8618653075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3.59135946347201" calcext:value-type="float">
            <text:p>-3.5913594635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3.89339264274937" calcext:value-type="float">
            <text:p>-3.8933926427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3.9179175533631" calcext:value-type="float">
            <text:p>-3.917917553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4.1960263446416" calcext:value-type="float">
            <text:p>-4.1960263446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3.66477028495749" calcext:value-type="float">
            <text:p>-3.664770285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3.48953204721819" calcext:value-type="float">
            <text:p>-3.489532047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3.82553155805969" calcext:value-type="float">
            <text:p>-3.825531558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3.91959616295622" calcext:value-type="float">
            <text:p>-3.919596163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3.72756719318669" calcext:value-type="float">
            <text:p>-3.7275671932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3.72071142115709" calcext:value-type="float">
            <text:p>-3.7207114212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3.7561009367101" calcext:value-type="float">
            <text:p>-3.7561009367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3.63068800471676" calcext:value-type="float">
            <text:p>-3.6306880047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3.63682764854266" calcext:value-type="float">
            <text:p>-3.6368276485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3.77511293266622" calcext:value-type="float">
            <text:p>-3.775112932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3.7747781314758" calcext:value-type="float">
            <text:p>-3.7747781315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3.49786274975449" calcext:value-type="float">
            <text:p>-3.4978627498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3.91502919415358" calcext:value-type="float">
            <text:p>-3.9150291942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3.74320377177282" calcext:value-type="float">
            <text:p>-3.7432037718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3.68171374713882" calcext:value-type="float">
            <text:p>-3.6817137471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4.05824659892483" calcext:value-type="float">
            <text:p>-4.0582465989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3.69775976959506" calcext:value-type="float">
            <text:p>-3.6977597696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3.91308304540792" calcext:value-type="float">
            <text:p>-3.9130830454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4.05146675221892" calcext:value-type="float">
            <text:p>-4.051466752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05T01:40:31.595569968</dc:date>
    <meta:editing-duration>PT1M10S</meta:editing-duration>
    <meta:editing-cycles>1</meta:editing-cycles>
    <meta:document-statistic meta:table-count="1" meta:cell-count="1205" meta:object-count="0"/>
  </office:meta>
</office:document-meta>
</file>